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EventField.getEventAdaptor( AptEventSet even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EventField.AptEventField( FieldDeclaration field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EventField.addEventAdaptor( AptEventSet eventSet , EventAdaptor eventAda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tEventField.getTypeBind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EventField.getControlInterfa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tEventField.initTypeParameterBind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ptEventField.getEventAda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EventField.getBoun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